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Class.i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StubsSerializableTest.should_serialize_and_deserialize_mock_created_with_serializable_and_strict_stub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